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style:font-name="MS Gothic" style:font-name-asian="MS Gothic" style:font-name-complex="MS Gothic"/>
    </style:style>
    <style:style style:name="T10" style:parent-style-name="DefaultParagraphFont" style:family="text">
      <style:text-properties style:font-name-complex="Calibri"/>
    </style:style>
    <style:style style:name="T11" style:parent-style-name="DefaultParagraphFont" style:family="text">
      <style:text-properties style:font-name-complex="Calibri"/>
    </style:style>
    <style:style style:name="T12" style:parent-style-name="DefaultParagraphFont" style:family="text">
      <style:text-properties style:font-name="MS Gothic" style:font-name-asian="MS Gothic" style:font-name-complex="MS Gothic"/>
    </style:style>
    <style:style style:name="T13" style:parent-style-name="DefaultParagraphFont" style:family="text">
      <style:text-properties style:font-name-complex="Calibri"/>
    </style:style>
    <style:style style:name="T14" style:parent-style-name="DefaultParagraphFont" style:family="text">
      <style:text-properties style:font-name="MS Gothic" style:font-name-asian="MS Gothic" style:font-name-complex="MS Gothic"/>
    </style:style>
    <style:style style:name="T15" style:parent-style-name="DefaultParagraphFont" style:family="text">
      <style:text-properties style:font-name-complex="Calibri"/>
    </style:style>
    <style:style style:name="T16" style:parent-style-name="DefaultParagraphFont" style:family="text">
      <style:text-properties style:font-name-complex="Calibri"/>
    </style:style>
    <style:style style:name="T17" style:parent-style-name="DefaultParagraphFont" style:family="text">
      <style:text-properties style:font-name="MS Gothic" style:font-name-asian="MS Gothic" style:font-name-complex="MS Gothic"/>
    </style:style>
    <style:style style:name="T18" style:parent-style-name="DefaultParagraphFont" style:family="text">
      <style:text-properties style:font-name-complex="Calibri"/>
    </style:style>
    <style:style style:name="T19" style:parent-style-name="DefaultParagraphFont" style:family="text">
      <style:text-properties style:font-name-complex="Calibri"/>
    </style:style>
    <style:style style:name="T20" style:parent-style-name="DefaultParagraphFont" style:family="text">
      <style:text-properties style:font-name="MS Gothic" style:font-name-asian="MS Gothic" style:font-name-complex="MS Gothic"/>
    </style:style>
    <style:style style:name="T21" style:parent-style-name="DefaultParagraphFont" style:family="text">
      <style:text-properties style:font-name-complex="Calibri"/>
    </style:style>
    <style:style style:name="T22" style:parent-style-name="DefaultParagraphFont" style:family="text">
      <style:text-properties style:font-name-complex="Calibri"/>
    </style:style>
    <style:style style:name="T23" style:parent-style-name="DefaultParagraphFont" style:family="text">
      <style:text-properties style:font-name="MS Gothic" style:font-name-asian="MS Gothic" style:font-name-complex="MS Gothic"/>
    </style:style>
    <style:style style:name="T24" style:parent-style-name="DefaultParagraphFont" style:family="text">
      <style:text-properties style:font-name-complex="Calibri"/>
    </style:style>
    <style:style style:name="T25" style:parent-style-name="DefaultParagraphFont" style:family="text">
      <style:text-properties style:font-name-complex="Calibri"/>
    </style:style>
    <style:style style:name="T26" style:parent-style-name="DefaultParagraphFont" style:family="text">
      <style:text-properties style:font-name="MS Gothic" style:font-name-asian="MS Gothic" style:font-name-complex="MS Gothic"/>
    </style:style>
    <style:style style:name="T27" style:parent-style-name="DefaultParagraphFont" style:family="text">
      <style:text-properties style:font-name-complex="Calibri"/>
    </style:style>
    <style:style style:name="T28" style:parent-style-name="DefaultParagraphFont" style:family="text">
      <style:text-properties style:font-name-complex="Calibri"/>
    </style:style>
    <style:style style:name="T29" style:parent-style-name="DefaultParagraphFont" style:family="text">
      <style:text-properties style:font-name="MS Gothic" style:font-name-asian="MS Gothic" style:font-name-complex="MS Gothic"/>
    </style:style>
    <style:style style:name="T30" style:parent-style-name="DefaultParagraphFont" style:family="text">
      <style:text-properties style:font-name-complex="Calibri"/>
    </style:style>
    <style:style style:name="T31" style:parent-style-name="DefaultParagraphFont" style:family="text">
      <style:text-properties style:font-name-complex="Calibri"/>
    </style:style>
    <style:style style:name="T32" style:parent-style-name="DefaultParagraphFont" style:family="text">
      <style:text-properties style:font-name="MS Gothic" style:font-name-asian="MS Gothic" style:font-name-complex="MS Gothic"/>
    </style:style>
    <style:style style:name="T33" style:parent-style-name="DefaultParagraphFont" style:family="text">
      <style:text-properties style:font-name-complex="Calibri"/>
    </style:style>
    <style:style style:name="T34" style:parent-style-name="DefaultParagraphFont" style:family="text">
      <style:text-properties style:font-name-complex="Calibri"/>
    </style:style>
    <style:style style:name="T35" style:parent-style-name="DefaultParagraphFont" style:family="text">
      <style:text-properties style:font-name="MS Gothic" style:font-name-asian="MS Gothic" style:font-name-complex="MS Gothic"/>
    </style:style>
    <style:style style:name="T36" style:parent-style-name="DefaultParagraphFont" style:family="text">
      <style:text-properties style:font-name-complex="Calibri"/>
    </style:style>
    <style:style style:name="T37" style:parent-style-name="DefaultParagraphFont" style:family="text">
      <style:text-properties style:font-name-complex="Calibri"/>
    </style:style>
    <style:style style:name="T38" style:parent-style-name="DefaultParagraphFont" style:family="text">
      <style:text-properties style:font-name="MS Gothic" style:font-name-asian="MS Gothic" style:font-name-complex="MS Gothic"/>
    </style:style>
    <style:style style:name="T39" style:parent-style-name="DefaultParagraphFont" style:family="text">
      <style:text-properties style:font-name-complex="Calibri"/>
    </style:style>
    <style:style style:name="T40" style:parent-style-name="DefaultParagraphFont" style:family="text">
      <style:text-properties style:font-name-complex="Calibri"/>
    </style:style>
    <style:style style:name="P41" style:parent-style-name="Normal" style:list-style-name="LFO1" style:family="paragraph"/>
    <style:style style:name="P42" style:parent-style-name="Normal" style:list-style-name="LFO1" style:family="paragraph"/>
    <style:style style:name="P43" style:parent-style-name="Normal" style:list-style-name="LFO1" style:family="paragraph"/>
    <style:style style:name="P44" style:parent-style-name="Normal" style:list-style-name="LFO1" style:family="paragraph"/>
    <style:style style:name="P45" style:parent-style-name="Normal" style:family="paragraph">
      <style:text-properties fo:font-weight="bold" style:font-weight-asian="bold" style:font-weight-complex="bold"/>
    </style:style>
    <style:style style:name="TableColumn47" style:family="table-column">
      <style:table-column-properties style:column-width="1.1104in"/>
    </style:style>
    <style:style style:name="TableColumn48" style:family="table-column">
      <style:table-column-properties style:column-width="0.8298in"/>
    </style:style>
    <style:style style:name="TableColumn49" style:family="table-column">
      <style:table-column-properties style:column-width="2.327in"/>
    </style:style>
    <style:style style:name="Table46" style:family="table">
      <style:table-properties style:width="4.2673in" fo:margin-left="0in" table:align="lef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TableCell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TableCell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TableColumn79" style:family="table-column">
      <style:table-column-properties style:column-width="0.8812in"/>
    </style:style>
    <style:style style:name="TableColumn80" style:family="table-column">
      <style:table-column-properties style:column-width="0.6395in"/>
    </style:style>
    <style:style style:name="TableColumn81" style:family="table-column">
      <style:table-column-properties style:column-width="1.5305in"/>
    </style:style>
    <style:style style:name="Table78" style:family="table">
      <style:table-properties style:width="3.0513in" fo:margin-left="0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TableCell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text-properties fo:font-weight="bold" style:font-weight-asian="bold" style:font-weight-complex="bold"/>
    </style:style>
    <style:style style:name="TableCell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P107" style:parent-style-name="Normal" style:list-style-name="LFO2" style:family="paragraph"/>
    <style:style style:name="P108" style:parent-style-name="Normal" style:list-style-name="LFO2" style:family="paragraph"/>
    <style:style style:name="P109" style:parent-style-name="Normal" style:list-style-name="LFO2" style:family="paragraph"/>
    <style:style style:name="P110" style:parent-style-name="Normal" style:list-style-name="LFO2" style:family="paragraph"/>
    <style:style style:name="P111" style:parent-style-name="Normal" style:list-style-name="LFO2" style:family="paragraph"/>
    <style:style style:name="P112" style:parent-style-name="Normal" style:list-style-name="LFO2" style:family="paragraph"/>
    <style:style style:name="T113" style:parent-style-name="DefaultParagraphFont" style:family="text">
      <style:text-properties fo:font-weight="bold" style:font-weight-asian="bold" style:font-weight-complex="bold"/>
    </style:style>
    <style:style style:name="P114" style:parent-style-name="Normal" style:list-style-name="LFO3" style:family="paragraph"/>
    <style:style style:name="P115" style:parent-style-name="Normal" style:list-style-name="LFO3" style:family="paragraph"/>
    <style:style style:name="P116" style:parent-style-name="Normal" style:list-style-name="LFO3" style:family="paragraph"/>
    <style:style style:name="P117" style:parent-style-name="Normal" style:list-style-name="LFO3" style:family="paragraph"/>
    <style:style style:name="P118" style:parent-style-name="Normal" style:list-style-name="LFO3" style:family="paragraph"/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Normal" style:list-style-name="LFO4" style:family="paragraph"/>
    <style:style style:name="P121" style:parent-style-name="Normal" style:list-style-name="LFO4" style:family="paragraph"/>
    <style:style style:name="P122" style:parent-style-name="Normal" style:list-style-name="LFO4" style:family="paragraph"/>
    <style:style style:name="P123" style:parent-style-name="Normal" style:list-style-name="LFO4" style:family="paragraph"/>
    <style:style style:name="P124" style:parent-style-name="Normal" style:list-style-name="LFO4" style:family="paragraph"/>
    <style:style style:name="P125" style:parent-style-name="Normal" style:list-style-name="LFO4" style:family="paragraph"/>
    <style:style style:name="T126" style:parent-style-name="DefaultParagraphFont" style:family="text">
      <style:text-properties fo:font-weight="bold" style:font-weight-asian="bold" style:font-weight-complex="bold"/>
    </style:style>
    <style:style style:name="P127" style:parent-style-name="Normal" style:list-style-name="LFO5" style:family="paragraph"/>
    <style:style style:name="P128" style:parent-style-name="Normal" style:list-style-name="LFO5" style:family="paragraph"/>
    <style:style style:name="P129" style:parent-style-name="Normal" style:list-style-name="LFO5" style:family="paragraph"/>
    <style:style style:name="P130" style:parent-style-name="Normal" style:list-style-name="LFO5" style:family="paragraph"/>
    <style:style style:name="P131" style:parent-style-name="Normal" style:list-style-name="LFO5" style:family="paragraph"/>
    <style:style style:name="T132" style:parent-style-name="DefaultParagraphFont" style:family="text">
      <style:text-properties fo:font-weight="bold" style:font-weight-asian="bold" style:font-weight-complex="bold"/>
    </style:style>
    <style:style style:name="P133" style:parent-style-name="Normal" style:list-style-name="LFO6" style:family="paragraph"/>
    <style:style style:name="P134" style:parent-style-name="Normal" style:list-style-name="LFO6" style:family="paragraph"/>
    <style:style style:name="P135" style:parent-style-name="Normal" style:list-style-name="LFO6" style:family="paragraph"/>
    <style:style style:name="P136" style:parent-style-name="Normal" style:list-style-name="LFO6" style:family="paragraph"/>
    <style:style style:name="T137" style:parent-style-name="DefaultParagraphFont" style:family="text">
      <style:text-properties fo:font-weight="bold" style:font-weight-asian="bold" style:font-weight-complex="bold"/>
    </style:style>
    <style:style style:name="P138" style:parent-style-name="Normal" style:list-style-name="LFO7" style:family="paragraph"/>
    <style:style style:name="P139" style:parent-style-name="Normal" style:list-style-name="LFO7" style:family="paragraph"/>
    <style:style style:name="P140" style:parent-style-name="Normal" style:list-style-name="LFO7" style:family="paragraph"/>
    <style:style style:name="P141" style:parent-style-name="Normal" style:list-style-name="LFO7" style:family="paragraph"/>
    <style:style style:name="P142" style:parent-style-name="Normal" style:family="paragraph">
      <style:text-properties fo:font-weight="bold" style:font-weight-asian="bold" style:font-weight-complex="bold"/>
    </style:style>
    <style:style style:name="TableColumn144" style:family="table-column">
      <style:table-column-properties style:column-width="0.7361in"/>
    </style:style>
    <style:style style:name="TableColumn145" style:family="table-column">
      <style:table-column-properties style:column-width="4.6965in"/>
    </style:style>
    <style:style style:name="Table143" style:family="table">
      <style:table-properties style:width="5.4326in" fo:margin-left="0in" table:align="lef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8" style:parent-style-name="Normal" style:family="paragraph">
      <style:text-properties fo:font-weight="bold" style:font-weight-asian="bold" style:font-weight-complex="bold"/>
    </style:style>
    <style:style style:name="TableCell1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text-properties fo:font-weight="bold" style:font-weight-asian="bold" style:font-weight-complex="bold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9" style:parent-style-name="Normal" style:family="paragraph">
      <style:text-properties fo:font-weight="bold" style:font-weight-asian="bold" style:font-weight-complex="bold"/>
    </style:style>
    <style:style style:name="TableColumn171" style:family="table-column">
      <style:table-column-properties style:column-width="0.7798in"/>
    </style:style>
    <style:style style:name="TableColumn172" style:family="table-column">
      <style:table-column-properties style:column-width="5.3562in"/>
    </style:style>
    <style:style style:name="Table170" style:family="table">
      <style:table-properties style:width="6.1361in" fo:margin-left="0in" table:align="left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text-properties fo:font-weight="bold" style:font-weight-asian="bold" style:font-weight-complex="bold"/>
    </style:style>
    <style:style style:name="TableCell1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text-properties fo:font-weight="bold" style:font-weight-asian="bold" style:font-weight-complex="bold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0" style:parent-style-name="Normal" style:family="paragraph">
      <style:text-properties fo:font-weight="bold" style:font-weight-asian="bold" style:font-weight-complex="bold"/>
    </style:style>
    <style:style style:name="P191" style:parent-style-name="Normal" style:list-style-name="LFO8" style:family="paragraph"/>
    <style:style style:name="P192" style:parent-style-name="Normal" style:list-style-name="LFO8" style:family="paragraph"/>
    <style:style style:name="P193" style:parent-style-name="Normal" style:list-style-name="LFO8" style:family="paragraph"/>
    <style:style style:name="P194" style:parent-style-name="Normal" style:list-style-name="LFO8" style:family="paragraph"/>
    <style:style style:name="P195" style:parent-style-name="Normal" style:family="paragraph">
      <style:text-properties fo:language="en" fo:country="US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Event Gallery — User Folder Report</text:span></text:p>
      <text:p text:style-name="Normal"><text:span text:style-name="T4">Project:</text:span><text:s/>Event Gallery (User Frontend)<text:line-break/><text:span text:style-name="T5">Repository:</text:span><text:s/><text:a xlink:href="https://github.com/PrathmeshSose/Z_INTECH" office:target-frame-name="_top" xlink:show="replace"><text:span text:style-name="Hyperlink">https://github.com/PrathmeshSose/Z_INTECH</text:span></text:a></text:p>
      <text:p text:style-name="P6"/>
      <text:p text:style-name="P7">1. Project Overview</text:p>
      <text:p text:style-name="Normal">The user/ folder is the guest-facing frontend of the Event Gallery platform. It allows event guests to enter an event code and view/download their event photos. It is a pure frontend built with HTML5, Bootstrap 5, Bootstrap Icons, and Vanilla JavaScript — no frameworks or backend required.</text:p>
      <text:p text:style-name="P8">2. Folder Structure</text:p>
      <text:p text:style-name="Normal">user/</text:p>
      <text:p text:style-name="Normal"><text:span text:style-name="T9">├</text:span><text:span text:style-name="T10">──</text:span><text:s/>index.html <text:s text:c="13"/><text:span text:style-name="T11">←</text:span><text:s/>Home page (entry point)</text:p>
      <text:p text:style-name="Normal"><text:span text:style-name="T12">├</text:span><text:span text:style-name="T13">──</text:span><text:s/>css/</text:p>
      <text:p text:style-name="Normal">│ <text:s text:c="2"/><text:span text:style-name="T14">├</text:span><text:span text:style-name="T15">──</text:span><text:s/>index.css <text:s text:c="10"/><text:span text:style-name="T16">←</text:span><text:s/>Styles for home page</text:p>
      <text:p text:style-name="Normal">│ <text:s text:c="2"/><text:span text:style-name="T17">├</text:span><text:span text:style-name="T18">──</text:span><text:s/>access.css <text:s text:c="9"/><text:span text:style-name="T19">←</text:span><text:s/>Styles for access page</text:p>
      <text:p text:style-name="Normal">│ <text:s text:c="2"/><text:span text:style-name="T20">├</text:span><text:span text:style-name="T21">──</text:span><text:s/>gallery.css <text:s text:c="8"/><text:span text:style-name="T22">←</text:span><text:s/>Styles for gallery page</text:p>
      <text:p text:style-name="Normal">│ <text:s text:c="2"/><text:span text:style-name="T23">├</text:span><text:span text:style-name="T24">──</text:span><text:s/>view.css <text:s text:c="11"/><text:span text:style-name="T25">←</text:span><text:s/>Styles for photo view page</text:p>
      <text:p text:style-name="Normal">│ <text:s text:c="2"/><text:span text:style-name="T26">├</text:span><text:span text:style-name="T27">──</text:span><text:s/>about.css <text:s text:c="10"/><text:span text:style-name="T28">←</text:span><text:s/>Styles for about page</text:p>
      <text:p text:style-name="Normal">│ <text:s text:c="2"/>└── contact.css <text:s text:c="8"/>← Styles for contact page</text:p>
      <text:p text:style-name="Normal">└── pages/</text:p>
      <text:p text:style-name="Normal"><text:s text:c="4"/><text:span text:style-name="T29">├</text:span><text:span text:style-name="T30">──</text:span><text:s/>access.html <text:s text:c="8"/><text:span text:style-name="T31">←</text:span><text:s/>Event code entry page</text:p>
      <text:p text:style-name="Normal"><text:s text:c="4"/><text:span text:style-name="T32">├</text:span><text:span text:style-name="T33">──</text:span><text:s/>gallery.html <text:s text:c="7"/><text:span text:style-name="T34">←</text:span><text:s/>Photo grid page</text:p>
      <text:p text:style-name="Normal"><text:s text:c="4"/><text:span text:style-name="T35">├</text:span><text:span text:style-name="T36">──</text:span><text:s/>view.html <text:s text:c="10"/><text:span text:style-name="T37">←</text:span><text:s/>Single photo view page</text:p>
      <text:p text:style-name="Normal"><text:s text:c="4"/><text:span text:style-name="T38">├</text:span><text:span text:style-name="T39">──</text:span><text:s/>about.html <text:s text:c="9"/><text:span text:style-name="T40">←</text:span><text:s/>About page</text:p>
      <text:p text:style-name="Normal"><text:s text:c="4"/>└── contact.html <text:s text:c="7"/>← Contact page</text:p>
      <text:list text:style-name="LFO1" text:continue-numbering="true">
        <text:list-item>
          <text:p text:style-name="P41">Total HTML files: 6</text:p>
        </text:list-item>
        <text:list-item>
          <text:p text:style-name="P42">Total CSS files: 6</text:p>
        </text:list-item>
        <text:list-item>
          <text:p text:style-name="P43">One CSS file per HTML file (strict separation)</text:p>
        </text:list-item>
        <text:list-item>
          <text:p text:style-name="P44">index.html stays at root, all other pages inside pages/</text:p>
        </text:list-item>
      </text:list>
      <text:p text:style-name="P45">3. Technology Stack</text:p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</table:table-columns>
        <table:table-header-rows>
          <table:table-row table:style-name="TableRow50">
            <table:table-cell table:style-name="TableCell51">
              <text:p text:style-name="P52">Technology</text:p>
            </table:table-cell>
            <table:table-cell table:style-name="TableCell53">
              <text:p text:style-name="P54">Version</text:p>
            </table:table-cell>
            <table:table-cell table:style-name="TableCell55">
              <text:p text:style-name="P56">Purpose</text:p>
            </table:table-cell>
          </table:table-row>
        </table:table-header-rows>
        <table:table-row table:style-name="TableRow57">
          <table:table-cell table:style-name="TableCell58">
            <text:p text:style-name="Normal">HTML5</text:p>
          </table:table-cell>
          <table:table-cell table:style-name="TableCell59">
            <text:p text:style-name="Normal">—</text:p>
          </table:table-cell>
          <table:table-cell table:style-name="TableCell60">
            <text:p text:style-name="Normal">Page structure</text:p>
          </table:table-cell>
        </table:table-row>
        <text:soft-page-break/>
        <table:table-row table:style-name="TableRow61">
          <table:table-cell table:style-name="TableCell62">
            <text:p text:style-name="Normal">Bootstrap</text:p>
          </table:table-cell>
          <table:table-cell table:style-name="TableCell63">
            <text:p text:style-name="Normal">5.3.3 (CDN)</text:p>
          </table:table-cell>
          <table:table-cell table:style-name="TableCell64">
            <text:p text:style-name="Normal">Layout, components, responsiveness</text:p>
          </table:table-cell>
        </table:table-row>
        <table:table-row table:style-name="TableRow65">
          <table:table-cell table:style-name="TableCell66">
            <text:p text:style-name="Normal">Bootstrap Icons</text:p>
          </table:table-cell>
          <table:table-cell table:style-name="TableCell67">
            <text:p text:style-name="Normal">1.11.3 (CDN)</text:p>
          </table:table-cell>
          <table:table-cell table:style-name="TableCell68">
            <text:p text:style-name="Normal">All icons</text:p>
          </table:table-cell>
        </table:table-row>
        <table:table-row table:style-name="TableRow69">
          <table:table-cell table:style-name="TableCell70">
            <text:p text:style-name="Normal">Vanilla JavaScript</text:p>
          </table:table-cell>
          <table:table-cell table:style-name="TableCell71">
            <text:p text:style-name="Normal">ES6</text:p>
          </table:table-cell>
          <table:table-cell table:style-name="TableCell72">
            <text:p text:style-name="Normal">Interactivity, animations</text:p>
          </table:table-cell>
        </table:table-row>
        <table:table-row table:style-name="TableRow73">
          <table:table-cell table:style-name="TableCell74">
            <text:p text:style-name="Normal">CSS3</text:p>
          </table:table-cell>
          <table:table-cell table:style-name="TableCell75">
            <text:p text:style-name="Normal">—</text:p>
          </table:table-cell>
          <table:table-cell table:style-name="TableCell76">
            <text:p text:style-name="Normal">Custom styles, animations</text:p>
          </table:table-cell>
        </table:table-row>
      </table:table>
      <text:p text:style-name="Normal"/>
      <text:p text:style-name="P77">4. Color Theme</text:p>
      <text:p text:style-name="Normal">Professional dark navy palette replacing Bootstrap default blue:</text:p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</table:table-columns>
        <table:table-header-rows>
          <table:table-row table:style-name="TableRow82">
            <table:table-cell table:style-name="TableCell83">
              <text:p text:style-name="P84">Variable</text:p>
            </table:table-cell>
            <table:table-cell table:style-name="TableCell85">
              <text:p text:style-name="P86">Hex Code</text:p>
            </table:table-cell>
            <table:table-cell table:style-name="TableCell87">
              <text:p text:style-name="P88">Used For</text:p>
            </table:table-cell>
          </table:table-row>
        </table:table-header-rows>
        <table:table-row table:style-name="TableRow89">
          <table:table-cell table:style-name="TableCell90">
            <text:p text:style-name="Normal">Dark Navy</text:p>
          </table:table-cell>
          <table:table-cell table:style-name="TableCell91">
            <text:p text:style-name="Normal">#1a1a2e</text:p>
          </table:table-cell>
          <table:table-cell table:style-name="TableCell92">
            <text:p text:style-name="Normal">Gradient start</text:p>
          </table:table-cell>
        </table:table-row>
        <table:table-row table:style-name="TableRow93">
          <table:table-cell table:style-name="TableCell94">
            <text:p text:style-name="Normal">Mid Navy</text:p>
          </table:table-cell>
          <table:table-cell table:style-name="TableCell95">
            <text:p text:style-name="Normal">#16213e</text:p>
          </table:table-cell>
          <table:table-cell table:style-name="TableCell96">
            <text:p text:style-name="Normal">Gradient middle</text:p>
          </table:table-cell>
        </table:table-row>
        <table:table-row table:style-name="TableRow97">
          <table:table-cell table:style-name="TableCell98">
            <text:p text:style-name="Normal">Primary Navy</text:p>
          </table:table-cell>
          <table:table-cell table:style-name="TableCell99">
            <text:p text:style-name="Normal">#0f3460</text:p>
          </table:table-cell>
          <table:table-cell table:style-name="TableCell100">
            <text:p text:style-name="Normal">Buttons, navbar, badges</text:p>
          </table:table-cell>
        </table:table-row>
        <table:table-row table:style-name="TableRow101">
          <table:table-cell table:style-name="TableCell102">
            <text:p text:style-name="Normal">Dark Footer</text:p>
          </table:table-cell>
          <table:table-cell table:style-name="TableCell103">
            <text:p text:style-name="Normal">#212529</text:p>
          </table:table-cell>
          <table:table-cell table:style-name="TableCell104">
            <text:p text:style-name="Normal">Footer background</text:p>
          </table:table-cell>
        </table:table-row>
      </table:table>
      <text:p text:style-name="Normal"/>
      <text:p text:style-name="P105">5. Page-by-Page Details</text:p>
      <text:p text:style-name="Normal"><text:span text:style-name="T106">index.html — Home Page</text:span></text:p>
      <text:list text:style-name="LFO2" text:continue-numbering="true">
        <text:list-item>
          <text:p text:style-name="P107">Animated floating hero icon with dark navy gradient background</text:p>
        </text:list-item>
        <text:list-item>
          <text:p text:style-name="P108">3 feature cards (Private Access, Beautiful Gallery, Easy Download) with scroll-reveal animation</text:p>
        </text:list-item>
        <text:list-item>
          <text:p text:style-name="P109">Animated counters section: 500+ Events, 50K+ Photos, 200+ Photographers, 30+ Countries</text:p>
        </text:list-item>
        <text:list-item>
          <text:p text:style-name="P110">Event type cards: Wedding, Birthday, Corporate, Graduation, Concert, &amp; More</text:p>
        </text:list-item>
        <text:list-item>
          <text:p text:style-name="P111">Navbar shrinks/darkens on scroll</text:p>
        </text:list-item>
        <text:list-item>
          <text:p text:style-name="P112">Full footer with quick links and contact info</text:p>
        </text:list-item>
      </text:list>
      <text:p text:style-name="Normal"><text:span text:style-name="T113">pages/access.html — Event Code Entry</text:span></text:p>
      <text:list text:style-name="LFO3" text:continue-numbering="true">
        <text:list-item>
          <text:p text:style-name="P114">Centered card form on full dark navy gradient background</text:p>
        </text:list-item>
        <text:list-item>
          <text:p text:style-name="P115">Live input validation: green border if valid (≥4 chars), red border if too short</text:p>
        </text:list-item>
        <text:list-item>
          <text:p text:style-name="P116">Shake animation on invalid submit attempt</text:p>
        </text:list-item>
        <text:list-item>
          <text:p text:style-name="P117">Loading spinner on button when form submits</text:p>
        </text:list-item>
        <text:list-item>
          <text:p text:style-name="P118">Links back to ../index.html</text:p>
        </text:list-item>
      </text:list>
      <text:p text:style-name="Normal"><text:span text:style-name="T119">pages/gallery.html — Photo Grid</text:span></text:p>
      <text:list text:style-name="LFO4" text:continue-numbering="true">
        <text:list-item>
          <text:p text:style-name="P120">Responsive photo grid (2 cols mobile → 4 cols desktop)</text:p>
        </text:list-item>
        <text:list-item>
          <text:p text:style-name="P121">Search/filter bar — filters photos by title in real time</text:p>
        </text:list-item>
        <text:list-item>
          <text:p text:style-name="P122">Photo count badge updates dynamically as user searches</text:p>
        </text:list-item>
        <text:list-item>
          <text:p text:style-name="P123">Lightbox modal — click any photo to open full-screen preview</text:p>
        </text:list-item>
        <text:list-item>
          <text:p text:style-name="P124">Lightbox supports: prev/next buttons, keyboard arrow navigation, Escape to close, backdrop click to close</text:p>
        </text:list-item>
        <text:list-item>
          <text:p text:style-name="P125">Eye icon button on each card links to view.html</text:p>
        </text:list-item>
      </text:list>
      <text:p text:style-name="Normal"><text:span text:style-name="T126">pages/view.html — Single Photo View</text:span></text:p>
      <text:list text:style-name="LFO5" text:continue-numbering="true">
        <text:list-item>
          <text:p text:style-name="P127">Full-width photo frame with zoom toggle (click to zoom in/out)</text:p>
        </text:list-item>
        <text:list-item>
          <text:p text:style-name="P128">Download button (direct file download)</text:p>
        </text:list-item>
        <text:list-item>
          <text:p text:style-name="P129">Copy Link button with Bootstrap toast notification (bottom-right)</text:p>
        </text:list-item>
        <text:list-item>
          <text:p text:style-name="P130">Keyboard arrow navigation between photos (← →)</text:p>
        </text:list-item>
        <text:list-item>
          <text:p text:style-name="P131">Back to Gallery button</text:p>
        </text:list-item>
      </text:list>
      <text:p text:style-name="Normal"><text:span text:style-name="T132">pages/about.html — About Page</text:span></text:p>
      <text:list text:style-name="LFO6" text:continue-numbering="true">
        <text:list-item>
          <text:p text:style-name="P133">Dark navy hero section</text:p>
        </text:list-item>
        <text:list-item>
          <text:p text:style-name="P134">Mission statement with 4 stat cards (500+, 50K+, 200+, 30+)</text:p>
        </text:list-item>
        <text:list-item>
          <text:p text:style-name="P135">"How It Works" 3-step section (Upload → Code → View &amp; Download)</text:p>
        </text:list-item>
        <text:list-item>
          <text:p text:style-name="P136">Team section with 4 member cards (circular photos, name, role)</text:p>
        </text:list-item>
      </text:list>
      <text:p text:style-name="Normal"><text:span text:style-name="T137">pages/contact.html — Contact Page</text:span></text:p>
      <text:list text:style-name="LFO7" text:continue-numbering="true">
        <text:list-item>
          <text:p text:style-name="P138">Dark navy hero section</text:p>
        </text:list-item>
        <text:list-item>
          <text:p text:style-name="P139">3 info cards: Email, Phone, Address</text:p>
        </text:list-item>
        <text:list-item>
          <text:p text:style-name="P140">Contact form: First Name, Last Name, Email, Subject (dropdown), Message</text:p>
        </text:list-item>
        <text:list-item>
          <text:p text:style-name="P141">FAQ accordion with 4 questions (Bootstrap collapse)</text:p>
        </text:list-item>
      </text:list>
      <text:p text:style-name="P142">6. CSS Architecture</text:p>
      <text:p text:style-name="Normal">Each page has its own dedicated CSS file. No shared stylesheet.</text:p>
      <table:table table:style-name="Table143">
        <table:table-columns>
          <table:table-column table:style-name="TableColumn144"/>
          <table:table-column table:style-name="TableColumn145"/>
        </table:table-columns>
        <table:table-header-rows>
          <table:table-row table:style-name="TableRow146">
            <table:table-cell table:style-name="TableCell147">
              <text:p text:style-name="P148">File</text:p>
            </table:table-cell>
            <table:table-cell table:style-name="TableCell149">
              <text:p text:style-name="P150">Key Styles</text:p>
            </table:table-cell>
          </table:table-row>
        </table:table-header-rows>
        <table:table-row table:style-name="TableRow151">
          <table:table-cell table:style-name="TableCell152">
            <text:p text:style-name="Normal">index.css</text:p>
          </table:table-cell>
          <table:table-cell table:style-name="TableCell153">
            <text:p text:style-name="Normal">Hero gradient, float animation, scroll-reveal, navbar shrink, counter section</text:p>
          </table:table-cell>
        </table:table-row>
        <table:table-row table:style-name="TableRow154">
          <table:table-cell table:style-name="TableCell155">
            <text:p text:style-name="Normal">access.css</text:p>
          </table:table-cell>
          <table:table-cell table:style-name="TableCell156">
            <text:p text:style-name="Normal">Full-page gradient body, shake animation, input-valid/invalid states</text:p>
          </table:table-cell>
        </table:table-row>
        <table:table-row table:style-name="TableRow157">
          <table:table-cell table:style-name="TableCell158">
            <text:p text:style-name="Normal">gallery.css</text:p>
          </table:table-cell>
          <table:table-cell table:style-name="TableCell159">
            <text:p text:style-name="Normal">Photo card hover zoom, hidden transition, full lightbox styles</text:p>
          </table:table-cell>
        </table:table-row>
        <table:table-row table:style-name="TableRow160">
          <table:table-cell table:style-name="TableCell161">
            <text:p text:style-name="Normal">view.css</text:p>
          </table:table-cell>
          <table:table-cell table:style-name="TableCell162">
            <text:p text:style-name="Normal">Photo frame, zoom cursor toggle, fixed toast container</text:p>
          </table:table-cell>
        </table:table-row>
        <table:table-row table:style-name="TableRow163">
          <table:table-cell table:style-name="TableCell164">
            <text:p text:style-name="Normal">about.css</text:p>
          </table:table-cell>
          <table:table-cell table:style-name="TableCell165">
            <text:p text:style-name="Normal">Page hero gradient, stat-card hover, circular team image</text:p>
          </table:table-cell>
        </table:table-row>
        <text:soft-page-break/>
        <table:table-row table:style-name="TableRow166">
          <table:table-cell table:style-name="TableCell167">
            <text:p text:style-name="Normal">contact.css</text:p>
          </table:table-cell>
          <table:table-cell table:style-name="TableCell168">
            <text:p text:style-name="Normal">Page hero gradient, info-card hover</text:p>
          </table:table-cell>
        </table:table-row>
      </table:table>
      <text:p text:style-name="Normal"><draw:custom-shape svg:x="0in" svg:y="0in" svg:width="45.51042in" svg:height="0.00139in" draw:id="id0" draw:style-name="a0" draw:name="Horizontal Line 142" text:anchor-type="as-char"><svg:title/><svg:desc/><draw:enhanced-geometry draw:type="non-primitive" svg:viewBox="0 0 21600 21600" draw:enhanced-path="M 0 0 L 21600 0 21600 21600 0 21600 Z N"/></draw:custom-shape></text:p>
      <text:p text:style-name="P169">7. JavaScript Features Summary</text:p>
      <table:table table:style-name="Table170">
        <table:table-columns>
          <table:table-column table:style-name="TableColumn171"/>
          <table:table-column table:style-name="TableColumn172"/>
        </table:table-columns>
        <table:table-header-rows>
          <table:table-row table:style-name="TableRow173">
            <table:table-cell table:style-name="TableCell174">
              <text:p text:style-name="P175">Page</text:p>
            </table:table-cell>
            <table:table-cell table:style-name="TableCell176">
              <text:p text:style-name="P177">JS Features</text:p>
            </table:table-cell>
          </table:table-row>
        </table:table-header-rows>
        <table:table-row table:style-name="TableRow178">
          <table:table-cell table:style-name="TableCell179">
            <text:p text:style-name="Normal">index.html</text:p>
          </table:table-cell>
          <table:table-cell table:style-name="TableCell180">
            <text:p text:style-name="Normal">Navbar shrink on scroll, scroll-reveal (IntersectionObserver), animated counters</text:p>
          </table:table-cell>
        </table:table-row>
        <table:table-row table:style-name="TableRow181">
          <table:table-cell table:style-name="TableCell182">
            <text:p text:style-name="Normal">access.html</text:p>
          </table:table-cell>
          <table:table-cell table:style-name="TableCell183">
            <text:p text:style-name="Normal">Live input validation, shake on invalid submit, loading spinner</text:p>
          </table:table-cell>
        </table:table-row>
        <table:table-row table:style-name="TableRow184">
          <table:table-cell table:style-name="TableCell185">
            <text:p text:style-name="Normal">gallery.html</text:p>
          </table:table-cell>
          <table:table-cell table:style-name="TableCell186">
            <text:p text:style-name="Normal">Lightbox open/close/prev/next, keyboard navigation, search/filter, photo count badge</text:p>
          </table:table-cell>
        </table:table-row>
        <table:table-row table:style-name="TableRow187">
          <table:table-cell table:style-name="TableCell188">
            <text:p text:style-name="Normal">view.html</text:p>
          </table:table-cell>
          <table:table-cell table:style-name="TableCell189">
            <text:p text:style-name="Normal">Zoom toggle, keyboard navigation, copy link with clipboard API + toast</text:p>
          </table:table-cell>
        </table:table-row>
      </table:table>
      <text:p text:style-name="Normal"/>
      <text:p text:style-name="P190">8. Responsive Design</text:p>
      <text:list text:style-name="LFO8" text:continue-numbering="true">
        <text:list-item>
          <text:p text:style-name="P191">Mobile-first using Bootstrap 5 grid</text:p>
        </text:list-item>
        <text:list-item>
          <text:p text:style-name="P192">Navbar collapses to hamburger on mobile</text:p>
        </text:list-item>
        <text:list-item>
          <text:p text:style-name="P193">Photo grid: 2 columns on mobile, 3 on tablet, 4 on desktop</text:p>
        </text:list-item>
        <text:list-item>
          <text:p text:style-name="P194">All cards and forms are fully responsive</text:p>
        </text:list-item>
      </text:list>
      <text:p text:style-name="Normal"/>
      <text:p text:style-name="P1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Mangal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Mangal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Mangal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Mangal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Mangal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Mangal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Mangal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Mangal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18/03/2026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rathmesh Sose</meta:initial-creator>
    <dc:creator>Prathmesh Sose</dc:creator>
    <meta:creation-date>2026-03-18T06:28:00Z</meta:creation-date>
    <dc:date>2026-03-18T06:31:00Z</dc:date>
    <meta:print-date>2026-03-18T06:27:00Z</meta:print-date>
    <meta:template xlink:href="Normal" xlink:type="simple"/>
    <meta:editing-cycles>6</meta:editing-cycles>
    <meta:editing-duration>PT180S</meta:editing-duration>
    <meta:document-statistic meta:page-count="4" meta:paragraph-count="9" meta:word-count="720" meta:character-count="4819" meta:row-count="34" meta:non-whitespace-character-count="4108"/>
  </office:meta>
</office:document-meta>
</file>